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090AAE1916D7EAD0371.png" manifest:media-type="image/png"/>
  <manifest:file-entry manifest:full-path="Pictures/10000001000002490000016C41602474BE84DB94.png" manifest:media-type="image/png"/>
  <manifest:file-entry manifest:full-path="Pictures/1000000100000244000002AE9101E306BFAD3E68.png" manifest:media-type="image/png"/>
  <manifest:file-entry manifest:full-path="Pictures/10000001000003D5000002D039351FBBCC25EFAD.png" manifest:media-type="image/png"/>
  <manifest:file-entry manifest:full-path="Pictures/10000001000004050000019240311CA5653185A0.png" manifest:media-type="image/png"/>
  <manifest:file-entry manifest:full-path="Pictures/100000010000040500000192ED5001D664F31801.png" manifest:media-type="image/png"/>
  <manifest:file-entry manifest:full-path="Pictures/10000001000003D5000002D0724C18C89E8BD818.png" manifest:media-type="image/png"/>
  <manifest:file-entry manifest:full-path="Pictures/10000001000003CE000002EA044045BAA3D0828E.png" manifest:media-type="image/png"/>
  <manifest:file-entry manifest:full-path="Pictures/10000001000003CA000002C504F9528AB0B9ADFE.png" manifest:media-type="image/png"/>
  <manifest:file-entry manifest:full-path="Pictures/10000001000003CE000002EA2C434F53E79DFE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draw:frame draw:style-name="fr1" draw:name="Imagen1" text:anchor-type="char" svg:x="0.238cm" svg:y="-0.086cm" svg:width="9.335cm" svg:height="7.149cm" draw:z-index="0"><draw:image xlink:href="Pictures/10000001000003CE000002EA2C434F53E79DFEE6.png" xlink:type="simple" xlink:show="embed" xlink:actuate="onLoad" draw:mime-type="image/png"/></draw:frame></text:p>
      <text:p text:style-name="Standard"><draw:frame draw:style-name="fr1" draw:name="Imagen2" text:anchor-type="char" svg:x="0.235cm" svg:y="7.211cm" svg:width="9.728cm" svg:height="7.451cm" draw:z-index="1"><draw:image xlink:href="Pictures/10000001000003CE000002EA044045BAA3D0828E.png" xlink:type="simple" xlink:show="embed" xlink:actuate="onLoad" draw:mime-type="image/png"/></draw:frame><draw:frame draw:style-name="fr1" draw:name="Imagen3" text:anchor-type="char" svg:x="0.369cm" svg:y="15.595cm" svg:width="10.014cm" svg:height="7.35cm" draw:z-index="2"><draw:image xlink:href="Pictures/10000001000003D5000002D0724C18C89E8BD818.png" xlink:type="simple" xlink:show="embed" xlink:actuate="onLoad" draw:mime-type="image/png"/></draw:frame></text:p>
      <text:p text:style-name="P1"><draw:frame draw:style-name="fr1" draw:name="Imagen4" text:anchor-type="char" svg:x="0.122cm" svg:y="-0.085cm" svg:width="10.507cm" svg:height="7.712cm" draw:z-index="3"><draw:image xlink:href="Pictures/10000001000003D5000002D039351FBBCC25EFAD.png" xlink:type="simple" xlink:show="embed" xlink:actuate="onLoad" draw:mime-type="image/png"/></draw:frame><draw:frame draw:style-name="fr1" draw:name="Imagen5" text:anchor-type="char" svg:x="0.198cm" svg:y="8.726cm" svg:width="9.888cm" svg:height="11.695cm" draw:z-index="4"><draw:image xlink:href="Pictures/1000000100000244000002AE9101E306BFAD3E68.png" xlink:type="simple" xlink:show="embed" xlink:actuate="onLoad" draw:mime-type="image/png"/></draw:frame></text:p>
      <text:p text:style-name="P1"><draw:frame draw:style-name="fr1" draw:name="Imagen6" text:anchor-type="char" svg:x="-0.034cm" svg:y="-0.157cm" svg:width="14.392cm" svg:height="8.955cm" draw:z-index="5"><draw:image xlink:href="Pictures/10000001000002490000016C41602474BE84DB94.png" xlink:type="simple" xlink:show="embed" xlink:actuate="onLoad" draw:mime-type="image/png"/></draw:frame><text:s/></text:p>
      <text:p text:style-name="Standard"><draw:frame draw:style-name="fr1" draw:name="Imagen10" text:anchor-type="char" svg:x="0.155cm" svg:y="9.689cm" svg:width="14.316cm" svg:height="10.463cm" draw:z-index="9"><draw:image xlink:href="Pictures/10000001000003CA000002C504F9528AB0B9ADFE.png" xlink:type="simple" xlink:show="embed" xlink:actuate="onLoad" draw:mime-type="image/png"/></draw:frame></text:p>
      <text:p text:style-name="P1"><draw:frame draw:style-name="fr1" draw:name="Imagen7" text:anchor-type="char" svg:x="0cm" svg:y="9.093cm" svg:width="10.585cm" svg:height="4.135cm" draw:z-index="6"><draw:image xlink:href="Pictures/100000010000040500000192ED5001D664F31801.png" xlink:type="simple" xlink:show="embed" xlink:actuate="onLoad" draw:mime-type="image/png"/></draw:frame><draw:frame draw:style-name="fr1" draw:name="Imagen8" text:anchor-type="char" svg:x="0.122cm" svg:y="14.067cm" svg:width="9.885cm" svg:height="3.861cm" draw:z-index="7"><draw:image xlink:href="Pictures/10000001000004050000019240311CA5653185A0.png" xlink:type="simple" xlink:show="embed" xlink:actuate="onLoad" draw:mime-type="image/png"/></draw:frame><draw:frame draw:style-name="fr1" draw:name="Imagen9" text:anchor-type="char" svg:x="0.085cm" svg:y="18.653cm" svg:width="7.941cm" svg:height="2.464cm" draw:z-index="8"><draw:image xlink:href="Pictures/10000001000001D000000090AAE1916D7EAD03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08:34:50.278361539</meta:creation-date>
    <dc:date>2022-10-23T10:11:57.447457920</dc:date>
    <meta:editing-duration>PT14M23S</meta:editing-duration>
    <meta:editing-cycles>3</meta:editing-cycles>
    <meta:generator>LibreOffice/7.3.6.2$Linux_X86_64 LibreOffice_project/30$Build-2</meta:generator>
    <meta:document-statistic meta:table-count="0" meta:image-count="10" meta:object-count="0" meta:page-count="4" meta:paragraph-count="2" meta:word-count="0" meta:character-count="2" meta:non-whitespace-character-count="0"/>
  </office:meta>
</office:document-meta>
</file>